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64000000201935EAA5D2B3D2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paragraph-rsid="000e0079"/>
    </style:style>
    <style:style style:name="P3" style:family="paragraph" style:parent-style-name="Text_20_body">
      <style:text-properties fo:language="en" fo:country="US" officeooo:rsid="00205611" officeooo:paragraph-rsid="00205611"/>
    </style:style>
    <style:style style:name="P4" style:family="paragraph" style:parent-style-name="Text_20_body">
      <style:text-properties fo:language="en" fo:country="US" officeooo:rsid="0022068d" officeooo:paragraph-rsid="00205611"/>
    </style:style>
    <style:style style:name="P5" style:family="paragraph" style:parent-style-name="Text_20_body">
      <style:text-properties fo:language="en" fo:country="US" officeooo:rsid="000e0079" officeooo:paragraph-rsid="000e0079"/>
    </style:style>
    <style:style style:name="P6" style:family="paragraph" style:parent-style-name="Text_20_body">
      <style:text-properties fo:language="en" fo:country="US" officeooo:paragraph-rsid="002e4bf6"/>
    </style:style>
    <style:style style:name="P7" style:family="paragraph" style:parent-style-name="Text_20_body">
      <style:text-properties fo:language="en" fo:country="US" officeooo:rsid="00342b5e" officeooo:paragraph-rsid="00342b5e"/>
    </style:style>
    <style:style style:name="P8" style:family="paragraph" style:parent-style-name="Text_20_body">
      <style:text-properties fo:language="en" fo:country="US" officeooo:rsid="0037a4e0" officeooo:paragraph-rsid="0037a4e0"/>
    </style:style>
    <style:style style:name="P9" style:family="paragraph" style:parent-style-name="Text_20_body">
      <style:text-properties fo:language="en" fo:country="US" officeooo:rsid="0037a4e0" officeooo:paragraph-rsid="003978f9"/>
    </style:style>
    <style:style style:name="P10" style:family="paragraph" style:parent-style-name="Text_20_body">
      <style:text-properties fo:language="en" fo:country="US" officeooo:rsid="0037a4e0" officeooo:paragraph-rsid="003a976e"/>
    </style:style>
    <style:style style:name="P11" style:family="paragraph" style:parent-style-name="Text_20_body">
      <style:text-properties fo:language="en" fo:country="US" officeooo:rsid="0037a4e0" officeooo:paragraph-rsid="003b51ec"/>
    </style:style>
    <style:style style:name="P12" style:family="paragraph" style:parent-style-name="Text_20_body">
      <style:text-properties fo:language="en" fo:country="US" officeooo:rsid="003a976e" officeooo:paragraph-rsid="003b51ec"/>
    </style:style>
    <style:style style:name="P13" style:family="paragraph" style:parent-style-name="Text_20_body">
      <style:text-properties fo:language="en" fo:country="US" officeooo:rsid="003b51ec" officeooo:paragraph-rsid="003b51ec"/>
    </style:style>
    <style:style style:name="P14" style:family="paragraph" style:parent-style-name="Text_20_body">
      <style:text-properties fo:language="en" fo:country="US" officeooo:rsid="003978f9" officeooo:paragraph-rsid="003978f9"/>
    </style:style>
    <style:style style:name="P15" style:family="paragraph" style:parent-style-name="Text_20_body">
      <style:text-properties fo:language="en" fo:country="US" officeooo:rsid="00401550" officeooo:paragraph-rsid="00401550"/>
    </style:style>
    <style:style style:name="P16" style:family="paragraph" style:parent-style-name="Text_20_body">
      <style:text-properties fo:language="en" fo:country="US" officeooo:rsid="00418f8f" officeooo:paragraph-rsid="00418f8f"/>
    </style:style>
    <style:style style:name="P17" style:family="paragraph" style:parent-style-name="Text_20_body">
      <style:text-properties officeooo:paragraph-rsid="000e0079"/>
    </style:style>
    <style:style style:name="P18" style:family="paragraph" style:parent-style-name="Text_20_body">
      <style:text-properties officeooo:rsid="0040a81a" officeooo:paragraph-rsid="0040a81a"/>
    </style:style>
    <style:style style:name="P19" style:family="paragraph" style:parent-style-name="Standard">
      <style:text-properties fo:language="en" fo:country="US"/>
    </style:style>
    <style:style style:name="P20" style:family="paragraph" style:parent-style-name="Standard">
      <style:text-properties fo:language="en" fo:country="US" officeooo:paragraph-rsid="000e0079"/>
    </style:style>
    <style:style style:name="P21" style:family="paragraph" style:parent-style-name="Normal">
      <style:text-properties fo:language="en" fo:country="US" officeooo:rsid="00158c6b" officeooo:paragraph-rsid="00158c6b"/>
    </style:style>
    <style:style style:name="P22" style:family="paragraph" style:parent-style-name="Normal">
      <style:text-properties officeooo:paragraph-rsid="001b5016"/>
    </style:style>
    <style:style style:name="P23" style:family="paragraph" style:parent-style-name="Text_20_body" style:list-style-name="L1">
      <style:text-properties fo:language="en" fo:country="US"/>
    </style:style>
    <style:style style:name="P24" style:family="paragraph" style:parent-style-name="Text_20_body">
      <style:text-properties fo:language="en" fo:country="US" officeooo:rsid="0041b99a" officeooo:paragraph-rsid="0041b99a"/>
    </style:style>
    <style:style style:name="P25" style:family="paragraph" style:parent-style-name="Text_20_body">
      <style:text-properties fo:language="en" fo:country="US" officeooo:rsid="00468c85" officeooo:paragraph-rsid="00468c85"/>
    </style:style>
    <style:style style:name="P26" style:family="paragraph" style:parent-style-name="Text_20_body">
      <style:text-properties fo:language="en" fo:country="US" officeooo:rsid="00469436" officeooo:paragraph-rsid="00469436"/>
    </style:style>
    <style:style style:name="P27" style:family="paragraph" style:parent-style-name="Text_20_body">
      <style:text-properties fo:language="en" fo:country="US" officeooo:rsid="004938c8" officeooo:paragraph-rsid="004938c8"/>
    </style:style>
    <style:style style:name="P28" style:family="paragraph" style:parent-style-name="Text_20_body">
      <style:text-properties fo:language="en" fo:country="US" officeooo:rsid="00497b6a" officeooo:paragraph-rsid="00497b6a"/>
    </style:style>
    <style:style style:name="P29" style:family="paragraph" style:parent-style-name="Text_20_body">
      <style:text-properties fo:language="en" fo:country="US" officeooo:rsid="004b27ea" officeooo:paragraph-rsid="004b27ea"/>
    </style:style>
    <style:style style:name="P30" style:family="paragraph" style:parent-style-name="Text_20_body">
      <style:text-properties officeooo:rsid="00477dda" officeooo:paragraph-rsid="00477dda"/>
    </style:style>
    <style:style style:name="P31" style:family="paragraph" style:parent-style-name="Text_20_body" style:list-style-name="L1">
      <style:paragraph-properties fo:margin-top="0cm" fo:margin-bottom="0cm" loext:contextual-spacing="false"/>
      <style:text-properties fo:language="en" fo:country="US"/>
    </style:style>
    <style:style style:name="P32" style:family="paragraph" style:parent-style-name="Heading_20_2">
      <style:text-properties fo:language="en" fo:country="US"/>
    </style:style>
    <style:style style:name="P33" style:family="paragraph" style:parent-style-name="Normal">
      <style:text-properties fo:language="en" fo:country="US" officeooo:rsid="0043939c" officeooo:paragraph-rsid="0043939c"/>
    </style:style>
    <style:style style:name="P34" style:family="paragraph" style:parent-style-name="Normal">
      <style:text-properties fo:language="en" fo:country="US" officeooo:rsid="004512be" officeooo:paragraph-rsid="004512be"/>
    </style:style>
    <style:style style:name="T1" style:family="text">
      <style:text-properties officeooo:rsid="000dd7c4"/>
    </style:style>
    <style:style style:name="T2" style:family="text">
      <style:text-properties officeooo:rsid="000e0079"/>
    </style:style>
    <style:style style:name="T3" style:family="text">
      <style:text-properties fo:language="en" fo:country="US"/>
    </style:style>
    <style:style style:name="T4" style:family="text">
      <style:text-properties style:font-name="Liberation Serif" officeooo:rsid="000e0079"/>
    </style:style>
    <style:style style:name="T5" style:family="text">
      <style:text-properties officeooo:rsid="0022068d"/>
    </style:style>
    <style:style style:name="T6" style:family="text">
      <style:text-properties officeooo:rsid="00299c0e"/>
    </style:style>
    <style:style style:name="T7" style:family="text">
      <style:text-properties officeooo:rsid="003978f9"/>
    </style:style>
    <style:style style:name="T8" style:family="text">
      <style:text-properties officeooo:rsid="003a976e"/>
    </style:style>
    <style:style style:name="T9" style:family="text">
      <style:text-properties officeooo:rsid="003b51ec"/>
    </style:style>
    <style:style style:name="T10" style:family="text">
      <style:text-properties officeooo:rsid="003bd299"/>
    </style:style>
    <style:style style:name="T11" style:family="text">
      <style:text-properties officeooo:rsid="003d2271"/>
    </style:style>
    <style:style style:name="T12" style:family="text">
      <style:text-properties officeooo:rsid="003e6f6b"/>
    </style:style>
    <style:style style:name="T13" style:family="text">
      <style:text-properties officeooo:rsid="003f6ccf"/>
    </style:style>
    <style:style style:name="T14" style:family="text">
      <style:text-properties officeooo:rsid="003ff63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name="unnamed0" form:apply-filter="true" form:enctype="multipart/formdata" form:method="post" form:control-implementation="ooo:com.sun.star.form.component.Form" office:target-frame="" xlink:href="https://shuttleworthfoundation.formstack.com/forms/index.php" xlink:type="simple">
          <form:properties>
            <form:property form:property-name="PropertyChangeNotificationEnabled" office:value-type="boolean" office:boolean-value="true"/>
          </form:properties>
        </form:form>
        <form:form form:name="unnamed1" form:apply-filter="true" form:enctype="multipart/formdata" form:method="post" form:control-implementation="ooo:com.sun.star.form.component.Form" office:target-frame="" xlink:href="https://shuttleworthfoundation.formstack.com/forms/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application">
        <text:h text:style-name="P32" text:outline-level="2"><text:bookmark text:name="form"/>Applications for the March 2017 intake will close on 1 November 2016 </text:h>
        <text:h text:style-name="P32" text:outline-level="2"><text:bookmark text:name="form1"/>A full application comprises of </text:h>
        <text:list xml:id="list5103442210283360742" text:style-name="L1">
          <text:list-item>
            <text:p text:style-name="P31">this online application form </text:p>
          </text:list-item>
          <text:list-item>
            <text:p text:style-name="P31">your application video - not longer than 5 minutes </text:p>
          </text:list-item>
          <text:list-item>
            <text:p text:style-name="P31">your resume </text:p>
          </text:list-item>
          <text:list-item>
            <text:p text:style-name="P23">Please use no more that 1500 characters per essay question </text:p>
          </text:list-item>
        </text:list>
        <text:section text:style-name="Sect1" text:name="fsPage2053378-1">
          <text:p text:style-name="P1"/>
        </text:section>
      </text:section>
      <text:section text:style-name="Sect1" text:name="Section3">
        <text:section text:style-name="Sect1" text:name="Section4">
          <text:section text:style-name="Sect1" text:name="fsSupporting33844431">
            <text:p text:style-name="P2">1) Tell us about the world as you see it.</text:p>
            <text:p text:style-name="P2">(A description of the status quo and context in which you will be working)</text:p>
            <text:p text:style-name="P34">I work in one of the richest hospitals in the world – an academic hospital in Canada – and one of the poorest – Al Shifa hospital in the Gaza strip. I worked during crises in both, and experienced critical differences between the two worlds when it came to lifesaving medical devices. The high cost of modern diagnostic and therapeutic devices limits access for many providers in the developed world, where there may be fewer devices than are needed. In low- and middle-income communities, however, devices are often completely unavailable. This dichotomy results in a lower standard of care for people served by these institutions compared to richer ones. Plainly, it means that me and my colleagues are unable to care for our patients like we know we should.</text:p>
            <text:p text:style-name="P34"/>
            <text:p text:style-name="P34">The senselessness of this disparity is illustrated by one of the pillars of medical practice: the stethoscope. This simple instrument has undergone little innovation in design or fabrication in the past century – certainly since Dr. David Littmann patented his model in 1963. Despite this, the field’s gold standard Littmann Cardiology III stethoscope still costs several hundred US dollars – a barrier even in the developed world. In Gaza, it means that we have to put our ears to patients’ chests to hear their breaths.</text:p>
            <text:p text:style-name="P34"/>
            <text:p text:style-name="P34">This state of affairs grows from a culture that stifles dissemination and innovation in favour of patents and profit. This leads to unnecessary disenfranchisement and poor health, and impedes innovation.</text:p>
            <text:p text:style-name="P2"/>
            <text:p text:style-name="P2">2) What change do you want to make in the world?</text:p>
            <text:p text:style-name="P2">(A description of what you want to change about the status quo, in the world, your personal vision for this area)</text:p>
            <text:p text:style-name="P2"/>
            <text:p text:style-name="P25">I want to create low-cost, high-quality, open-access and universally accessible medical devices to end the asymmetry of care.</text:p>
            <text:p text:style-name="P25"/>
            <text:p text:style-name="P25">I want to prove that open medical hardware is not only viable, but the best approach to creating and disseminating off-patent devices.</text:p>
            <text:p text:style-name="P25"/>
            <text:p text:style-name="P25">I want these devices certified by regulatory authorities of developed countries so that patients and providers everywhere can be confident in their quality.</text:p>
            <text:p text:style-name="P25"/>
            <text:p text:style-name="P25">I want to mobilize doctors, nurses, students and others to help by shifting their relationship from passive consumers of medical devices to active participants, advocates and creators of accessible alternatives.</text:p>
            <text:p text:style-name="P22"/>
            <text:p text:style-name="P2">3) What do you believe has prevented this change to date?</text:p>
            <text:p text:style-name="P2">(Describe the innovations or questions you would like to explore during the fellowship year)</text:p>
            <text:p text:style-name="P3"/>
            <text:p text:style-name="P26">I see three historical barriers to this change. The largest was the lack of affordable and accessible prototyping and production equipment. Even a decade ago, it would have been impossible for a small-scale researcher or clinician like me to prototype and test a piece of medical equipment. Production therefore required complex knowhow, institutional partnerships and funding. This requirement adds cost and complexity, reducing the incentives for cheap and low-margin devices. This barrier is currently melting away.</text:p>
            <text:p text:style-name="P26"/>
            <text:p text:style-name="P26">Another barrier is the expensive and time-consuming research and development required for medical devices. The use of medical devices to make lifesaving decisions means that they must be developed and tested to the highest clinical, technical and ethical standards. This generally relegates R&amp;D to academics, who are disproportionately rewarded for novel research that generates high-impact publications rather than mundane infrastructural work. The pool of researchers able and willing to work on low-cost open-source medical devices is therefore small. This barrier is inherent to working on medical devices.</text:p>
            <text:p text:style-name="P26"/>
            <text:p text:style-name="P26">A final major barrier to the use of open hardware medical devices is negotiating the regulatory environment. Licensing devices is expensive and tedious, and negates the ability to self-produce devices by individuals and small groups. Several thoughtful approaches exist for negotiating these problems, but it is unclear how well they will survive over time.</text:p>
            <text:p text:style-name="P2"/>
            <text:p text:style-name="P2"/>
            <text:p text:style-name="P2">4) What are you going to do to get there?</text:p>
            <text:p text:style-name="P2">(A description of what you actually plan to do during the year)</text:p>
            <text:p text:style-name="P30">Our team created an open access 3D-printed stethoscope as a mature proof-of-concept for the open source medical hardware model. This stethoscope is based on a design whose patent expired decades ago, and costs USD$2.83, a small fraction of the USD$200 gold standard.</text:p>
            <text:p text:style-name="P30"/>
            <text:p text:style-name="P30">During the year, I will oversee the creation and dissemination of open source stethoscopes in both Canada and the Gaza strip, distributing them to physicians and nurses as kits rather than assembled products. In Canada, my institution (London Health Sciences Centre) will pay for the material cost of production. In Gaza, the ten thousand stethoscopes required for the strip will take several years to produce using the limited 3D printers available and will need funding by donations and grants.</text:p>
            <text:p text:style-name="P30"/>
            <text:p text:style-name="P30">I intend to complete an open source pulse oximeter that costs USD $25 (the gold standard Nellcor costs ~USD$1000). I collaborate with Dr. Hanan Anis, an engineering professor at University of Ottawa and founder of the uOttawa Makerspace. Through a makerspace competition, we have a preliminary arduino-based design that we will refine to be accurate, safe and reliable (see: https://github.com/GliaX/oximeter ). Once the device is ready, we will validate it on human volunteers, an experiment for which we received ethics approval ( https://clinicaltrials.gov/ct2/show/NCT02846974 ). Regulatory approval follows.</text:p>
            <text:p text:style-name="P30"/>
            <text:p text:style-name="P30">Other projects in various stages include an openly licensed lifelike hand prosthetic and open electrocardiogram.</text:p>
            <text:p text:style-name="P6"/>
            <text:p text:style-name="P2">5) What challenges or uncertainties do you expect to face?</text:p>
            <text:p text:style-name="P27">Three challenges might sink this project. The most important is whether openly created medical devices can maintain the expected high standards and reliability even when created by people in other parts of the world who might not be directly connected to the device’s creators. If the answer is “no”, this is a serious and fundamental flaw, as it would reduce the impact of the project to only a handful of places or people.</text:p>
            <text:p text:style-name="P27"/>
            <text:p text:style-name="P27">Practically, most knowledge on biomedical device creation, validation and regulation is locked up in the traditional medical device manufacturing industry. It is a challenge to find and develop a cadre of engineers with both the practical and philosophical traits needed to work on a project such as this. This challenge will be solved over time as the feasibility of the idea is proved. However, it means uncertain timelines presently, as a large amount of time and energy is spent seeking suitable engineers. One solution has been to turn to academic engineers such as Dr. Hanan Anis, but this solution has several problems.</text:p>
            <text:p text:style-name="P27"/>
            <text:p text:style-name="P27">Regulatory hurdles are another problem. We try to deal with this by starting with simple (class I) devices and moving up until we reach the most difficult devices (class IV). However, important regulation for medical devices that makes them safer is notoriously arcane and might require significant and unexpected effort to satisfy.</text:p>
            <text:p text:style-name="P7"/>
            <text:p text:style-name="P2">6) What part does openness play in your idea?</text:p>
            <text:p text:style-name="P28">Openness is the foundation of this idea, not an optional component. It enables us to create devices devices by improving and innovating the hard work of others rather than starting from scratch.</text:p>
            <text:p text:style-name="P28"/>
            <text:p text:style-name="P28">In academic terms, our work depends on “green” open access - openly published patent information, previous research and collaboration from physicians and researchers. In technological terms, we chose a stack that is dogmatically Free/libre, not just open source. There are philosophical reasons for this, but the practical advantages are real and drive the decision.</text:p>
            <text:p text:style-name="P28"/>
            <text:p text:style-name="P28">In the case of the stethoscope, we benefit from over a hundred years of patents and research, but also from Josef Prusa openly distributing his 3D printer design that we can build in Canada and Gaza from easily available parts. This is also true of the pulse oximeter, where we benefit from the accumulated work on Arduinos in addition to the extensive body of literature.</text:p>
            <text:p text:style-name="P28"/>
            <text:p text:style-name="P28">We cannot tailor our devices to all use-cases. Releasing devices openly means that users in other parts of the world with sometimes radically different needs can modify the device as they see fit. This idea is not only impractical, but impossible without being Free.</text:p>
            <text:p text:style-name="P28"/>
            <text:p text:style-name="P28">In terms of philosophy, releasing all devices as Open Hardware License / GPLv3 compliant means we are creating devices and a culture independent of our future selves and temptations. If I should sink into the sea or sell out, others can pick up relevant parts of the work and continue them. This is not an innovation of my duties as an academic physician, but a realization of them.</text:p>
            <text:p text:style-name="P8"/>
            <text:p text:style-name="P2">7) Does your idea/project have a name?</text:p>
            <text:p text:style-name="P2">Yes</text:p>
            <text:p text:style-name="P20">Project/Idea Name: <text:span text:style-name="T2">Glia: </text:span><text:span text:style-name="T4">High-quality low-cost open-access medical hardware</text:span></text:p>
            <text:p text:style-name="P2"/>
            <text:p text:style-name="P2">8) Have you started implementation of the idea? Yes</text:p>
            <text:p text:style-name="P2"/>
            <text:p text:style-name="P2">9) How have you funded your initiative in the past?</text:p>
            <text:p text:style-name="P2">Self funded </text:p>
            <text:p text:style-name="P2">Other: <text:span text:style-name="T1">I received two small grants from the University of Western Ontario’s medical school for two student summer internships. These grants paid for small stipends for the students during the summer.</text:span></text:p>
            <text:p text:style-name="P2">10) Who are your current or potential key partners?</text:p>
            <text:p text:style-name="P29">Division of Emergency Medicine, London Health Sciences Centre</text:p>
            <text:p text:style-name="P29">University of Western Ontario School of Medicine</text:p>
            <text:p text:style-name="P29">Ministry of Health, Palestinian Authority</text:p>
            <text:p text:style-name="P29">Al-Shifa Hospital, Gaza</text:p>
            <text:p text:style-name="P29">University of Ottawa Faculty of Engineering</text:p>
            <text:p text:style-name="P29">University of Western Ontario Faculty of Engineering</text:p>
            <text:p text:style-name="P24"/>
            <text:p text:style-name="P2">11) Do you intend to implement the idea as a for profit or not for profit initiative?</text:p>
            <text:p text:style-name="P2">Not for profit</text:p>
            <text:p text:style-name="P2"/>
            <text:p text:style-name="P2">12) Where will you be based during the fellowship?</text:p>
            <text:p text:style-name="P5">Base Country: Canada (8 months) / Palestinian Territories (4 months)</text:p>
            <text:p text:style-name="P5">Base City: London (Canada) / Gaza City</text:p>
            <text:p text:style-name="P2"/>
            <text:p text:style-name="P2">13) Where will you implement your idea?</text:p>
            <text:p text:style-name="P2">Same as above</text:p>
            <text:p text:style-name="P2"/>
            <text:p text:style-name="P2">14) Do you have an online presence? <text:span text:style-name="T2">Yes</text:span></text:p>
            <text:p text:style-name="P5">Please Provide Links to your Web Presence/s</text:p>
            <text:p text:style-name="P2"/>
            <text:p text:style-name="P2">15) Does the idea/project have an online presence? Yes</text:p>
            <text:p text:style-name="P2">Please Provide Links to your Project/Idea's Web Presence/s</text:p>
            <text:p text:style-name="P2"/>
            <text:p text:style-name="P2">Upload Resume</text:p>
            <text:p text:style-name="P2">PDF file is preferable.</text:p>
            <text:p text:style-name="P2"/>
            <text:p text:style-name="P2">Link to your video</text:p>
            <text:p text:style-name="P2">Vimeo or YouTube preferable. Facebook or Dropbox links not accepted</text:p>
            <text:p text:style-name="P2"/>
            <text:p text:style-name="P2">I acknowledge that:*</text:p>
            <text:p text:style-name="P2">This video is purpose made for this application.</text:p>
            <text:p text:style-name="P2">This video link points to a video available on a video hosting service like Vimeo or YouTube.</text:p>
            <text:p text:style-name="P2"/>
            <text:p text:style-name="P2">16. Have you applied for a Shuttleworth Foundation Fellowship in a previous round?</text:p>
            <text:p text:style-name="P2">No</text:p>
            <text:p text:style-name="P2"/>
            <text:p text:style-name="P2">15. How did you hear about the Shuttleworth Foundation Fellowship Program?</text:p>
            <text:p text:style-name="P2">Current/Past Fellow</text:p>
            <text:p text:style-name="P2">On the web</text:p>
            <text:p text:style-name="P2"/>
            <text:p text:style-name="P2">I acknowledge that:*</text:p>
            <text:p text:style-name="P2">I have read and understood the Foundation Privacy Policy: https://shuttleworthfoundation.org/privacy/ I have read and understood the Terms and Conditions of the website: https://shuttleworthfoundation.org/terms/ I am above the age of majority in my country of residence and can legally enter into contracts. I understand that the Foundation will require all intellectual property created as part of the Fellowship to be openly licensed. I understand that if my project has a for-profit element, the Foundation will ask for an equity stake based on the investment made. I understand that if my application is incomplete in any way, it will not be reviewed. It will be excluded for this round.</text:p>
            <text:p text:style-name="P17"><text:a xlink:type="simple" xlink:href="https://www.shuttleworthfoundation.org/team" text:style-name="Internet_20_link" text:visited-style-name="Visited_20_Internet_20_Link"><text:span text:style-name="T3">Team</text:span></text:a><text:span text:style-name="T3"> </text:span><text:a xlink:type="simple" xlink:href="https://www.shuttleworthfoundation.org/thinking" text:style-name="Internet_20_link" text:visited-style-name="Visited_20_Internet_20_Link"><text:span text:style-name="T3">Thinking</text:span></text:a><text:span text:style-name="T3"> </text:span><text:a xlink:type="simple" xlink:href="https://www.shuttleworthfoundation.org/terms" text:style-name="Internet_20_link" text:visited-style-name="Visited_20_Internet_20_Link"><text:span text:style-name="T3">Terms</text:span></text:a><text:span text:style-name="T3"> </text:span><text:a xlink:type="simple" xlink:href="https://www.shuttleworthfoundation.org/privacy" text:style-name="Internet_20_link" text:visited-style-name="Visited_20_Internet_20_Link"><text:span text:style-name="T3">Privacy</text:span></text:a><text:span text:style-name="T3"> </text:span><text:a xlink:type="simple" xlink:href="https://www.shuttleworthfoundation.org/contact" text:style-name="Internet_20_link" text:visited-style-name="Visited_20_Internet_20_Link"><text:span text:style-name="T3">Contact</text:span></text:a><text:span text:style-name="T3"> </text:span></text:p>
            <text:p text:style-name="P2"><draw:frame draw:style-name="fr1" draw:name="Image3" text:anchor-type="as-char" svg:width="2.646cm" svg:height="0.847cm" draw:z-index="0"><draw:image xlink:href="Pictures/1000000000000064000000201935EAA5D2B3D217.png" xlink:type="simple" xlink:show="embed" xlink:actuate="onLoad"/><svg:title>Creative Commons Attribution ShareAlike 3.0 License</svg:title></draw:frame> </text:p>
            <text:p text:style-name="P2">This work is licensed under a<text:line-break/>Creative Commons Attribution -ShareAlike 3.0 License</text:p>
          </text:section>
        </text:section>
      </text:section>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1%"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cm" fo:margin-bottom="0.282cm" loext:contextual-spacing="false" fo:line-height="101%" fo:orphans="2" fo:widows="2" fo:hyphenation-ladder-count="no-limit" style:shadow="none" style:text-autospace="ideograph-alpha" style:punctuation-wrap="hanging" style:line-break="strict" style:tab-stop-distance="1.251cm" style:vertical-align="baseline" style:writing-mode="lr-tb"/>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Bibliography" style:family="paragraph" style:parent-style-name="Normal" style:next-style-name="Normal">
      <style:paragraph-properties fo:margin-left="0.466cm" fo:margin-right="0cm" fo:margin-top="0cm" fo:margin-bottom="0cm" loext:contextual-spacing="false" fo:line-height="200%" fo:hyphenation-ladder-count="no-limit" fo:text-indent="-0.466cm" style:auto-text-indent="false">
        <style:tab-stops>
          <style:tab-stop style:position="0cm"/>
        </style:tab-stops>
      </style:paragraph-properties>
      <style:text-properties fo:hyphenate="false" fo:hyphenation-remain-char-count="2" fo:hyphenation-push-char-count="2"/>
    </style:style>
    <style:style style:name="Title" style:family="paragraph" style:parent-style-name="Normal" style:next-style-name="Normal" style:class="chapter">
      <style:paragraph-properties fo:margin-top="0cm" fo:margin-bottom="0cm" loext: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02:24:04.235998850</meta:creation-date>
    <dc:date>2016-10-30T13:33:03.901648033</dc:date>
    <meta:editing-duration>PT12H23M47S</meta:editing-duration>
    <meta:editing-cycles>41</meta:editing-cycles>
    <meta:generator>LibreOffice/5.2.2.2$Linux_X86_64 LibreOffice_project/20m0$Build-2</meta:generator>
    <meta:document-statistic meta:table-count="0" meta:image-count="1" meta:object-count="0" meta:page-count="1" meta:paragraph-count="80" meta:word-count="1836" meta:character-count="11479" meta:non-whitespace-character-count="9712"/>
  </office:meta>
</office:document-meta>
</file>